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66"/>
    </style:style>
    <style:style style:name="P2" style:family="paragraph" style:parent-style-name="Standard">
      <style:text-properties fo:color="#000066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" style:family="paragraph" style:parent-style-name="Standard">
      <style:text-properties fo:color="#808080"/>
    </style:style>
    <style:style style:name="P4" style:family="paragraph" style:parent-style-name="Standard">
      <style:text-properties fo:color="#990000"/>
    </style:style>
    <style:style style:name="P5" style:family="paragraph" style:parent-style-name="Standard">
      <style:text-properties fo:color="#003300" fo:font-size="15pt" fo:font-weight="bold" style:font-size-asian="15pt" style:font-weight-asian="bold" style:font-size-complex="15pt" style:font-weight-complex="bold"/>
    </style:style>
    <style:style style:name="P6" style:family="paragraph" style:parent-style-name="Standard">
      <style:text-properties fo:color="#00cc00" fo:font-size="15pt" fo:font-weight="bold" style:font-size-asian="15pt" style:font-weight-asian="bold" style:font-size-complex="15pt" style:font-weight-complex="bold"/>
    </style:style>
    <style:style style:name="P7" style:family="paragraph" style:parent-style-name="Standard">
      <style:text-properties fo:color="#00cc00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text-properties fo:color="#00cc00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text-properties fo:color="#000066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text-properties fo:color="#000066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text-properties fo:color="#0099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2" style:family="paragraph" style:parent-style-name="Standard">
      <style:text-properties fo:color="#990000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text-properties fo:color="#808080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text-properties fo:color="#808080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text-properties fo:color="#ff0000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16" style:family="paragraph" style:parent-style-name="Standard">
      <style:text-properties fo:color="#ff3333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7" style:family="paragraph" style:parent-style-name="Standard">
      <style:text-properties fo:color="#ff3333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text-properties fo:color="#ff3333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3" style:family="text">
      <style:text-properties fo:color="#003300" fo:font-size="15pt" fo:font-weight="bold" style:font-size-asian="15pt" style:font-weight-asian="bold" style:font-size-complex="15pt" style:font-weight-complex="bold"/>
    </style:style>
    <style:style style:name="T4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5" style:family="text">
      <style:text-properties fo:color="#00cc00"/>
    </style:style>
    <style:style style:name="T6" style:family="text">
      <style:text-properties fo:color="#00cc00" fo:font-size="15pt" fo:font-weight="bold" style:font-size-asian="15pt" style:font-weight-asian="bold" style:font-size-complex="15pt" style:font-weight-complex="bold"/>
    </style:style>
    <style:style style:name="T7" style:family="text">
      <style:text-properties fo:color="#00cc00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8" style:family="text">
      <style:text-properties fo:color="#00cc00" fo:font-size="15pt" fo:font-style="italic" style:font-size-asian="15pt" style:font-style-asian="italic" style:font-size-complex="15pt" style:font-style-complex="italic"/>
    </style:style>
    <style:style style:name="T9" style:family="text">
      <style:text-properties fo:color="#00cc00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fo:color="#00cc00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1" style:family="text">
      <style:text-properties fo:color="#00cc00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color="#00cc00" fo:font-weight="normal" style:font-weight-asian="normal" style:font-weight-complex="normal"/>
    </style:style>
    <style:style style:name="T13" style:family="text">
      <style:text-properties fo:color="#00cc00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color="#ff0000" fo:font-size="15pt" fo:font-weight="bold" style:font-size-asian="15pt" style:font-weight-asian="bold" style:font-size-complex="15pt" style:font-weight-complex="bold"/>
    </style:style>
    <style:style style:name="T15" style:family="text">
      <style:text-properties fo:color="#ff0000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16" style:family="text">
      <style:text-properties fo:color="#ff0000" fo:font-size="15pt" fo:font-style="italic" style:font-size-asian="15pt" style:font-style-asian="italic" style:font-size-complex="15pt" style:font-style-complex="italic"/>
    </style:style>
    <style:style style:name="T17" style:family="text">
      <style:text-properties fo:color="#990000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8" style:family="text">
      <style:text-properties fo:color="#9900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9" style:family="text">
      <style:text-properties fo:color="#990000" fo:font-weight="normal" style:font-weight-asian="normal" style:font-weight-complex="normal"/>
    </style:style>
    <style:style style:name="T20" style:family="text">
      <style:text-properties fo:color="#990000" fo:font-size="14pt" fo:font-weight="normal" style:font-size-asian="14pt" style:font-weight-asian="normal" style:font-size-complex="14pt" style:font-weight-complex="normal"/>
    </style:style>
    <style:style style:name="T21" style:family="text">
      <style:text-properties fo:color="#99000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2" style:family="text">
      <style:text-properties fo:color="#990000" fo:font-size="14pt" fo:font-style="italic" style:font-size-asian="14pt" style:font-style-asian="italic" style:font-size-complex="14pt" style:font-style-complex="italic"/>
    </style:style>
    <style:style style:name="T23" style:family="text">
      <style:text-properties fo:color="#990000"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color="#990000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25" style:family="text">
      <style:text-properties fo:color="#990000" fo:font-size="13pt" fo:font-style="italic" style:font-size-asian="13pt" style:font-style-asian="italic" style:font-size-complex="13pt" style:font-style-complex="italic"/>
    </style:style>
    <style:style style:name="T26" style:family="text">
      <style:text-properties fo:color="#990000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27" style:family="text">
      <style:text-properties fo:color="#990000" fo:font-size="15pt" fo:font-style="italic" style:font-size-asian="15pt" style:font-style-asian="italic" style:font-size-complex="15pt" style:font-style-complex="italic"/>
    </style:style>
    <style:style style:name="T28" style:family="text">
      <style:text-properties fo:color="#990000" fo:font-size="15pt" fo:font-weight="normal" style:font-size-asian="15pt" style:font-weight-asian="normal" style:font-size-complex="15pt" style:font-weight-complex="normal"/>
    </style:style>
    <style:style style:name="T29" style:family="text">
      <style:text-properties fo:color="#0066cc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0" style:family="text">
      <style:text-properties fo:color="#0066cc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1" style:family="text">
      <style:text-properties fo:color="#000033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2" style:family="text">
      <style:text-properties fo:color="#3333ff"/>
    </style:style>
    <style:style style:name="T33" style:family="text">
      <style:text-properties fo:color="#339966"/>
    </style:style>
    <style:style style:name="T34" style:family="text">
      <style:text-properties fo:color="#990099"/>
    </style:style>
    <style:style style:name="T35" style:family="text">
      <style:text-properties fo:font-size="14pt" style:font-size-asian="14pt" style:font-size-complex="14pt"/>
    </style:style>
    <style:style style:name="T36" style:family="text">
      <style:text-properties fo:font-size="14pt" fo:font-style="italic" style:font-size-asian="14pt" style:font-style-asian="italic" style:font-size-complex="14pt" style:font-style-complex="italic"/>
    </style:style>
    <style:style style:name="T3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8" style:family="text">
      <style:text-properties fo:font-size="13pt" style:font-size-asian="13pt" style:font-size-complex="13pt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color="#00cc33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41" style:family="text">
      <style:text-properties fo:color="#00cc33" fo:font-size="15pt" fo:font-style="italic" style:font-size-asian="15pt" style:font-style-asian="italic" style:font-size-complex="15pt" style:font-style-complex="italic"/>
    </style:style>
    <style:style style:name="T42" style:family="text">
      <style:text-properties fo:color="#00cc33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43" style:family="text">
      <style:text-properties fo:color="#00cc33" fo:font-size="13pt" fo:font-style="italic" style:font-size-asian="13pt" style:font-style-asian="italic" style:font-size-complex="13pt" style:font-style-complex="italic"/>
    </style:style>
    <style:style style:name="T44" style:family="text">
      <style:text-properties fo:color="#00cc33" fo:font-style="italic" fo:font-weight="normal" style:font-style-asian="italic" style:font-weight-asian="normal" style:font-style-complex="italic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38"/></text:p>
      <text:p text:style-name="Standard"><text:s text:c="45"/><text:span text:style-name="T14">Data Types in MySQL Server</text:span></text:p>
      <text:p text:style-name="P5"/>
      <text:p text:style-name="Standard"><text:span text:style-name="T3"><text:s text:c="4"/></text:span><text:span text:style-name="T6">*Numeric</text:span></text:p>
      <text:p text:style-name="P1"><text:span text:style-name="T1"><text:s text:c="5"/></text:span><text:span text:style-name="T9">INT</text:span><text:span text:style-name="T4"> [(M)] [UNSIGNED] </text:span><text:span text:style-name="T9">DOUBLE</text:span><text:span text:style-name="T4"> [(M, D)] [UNSIGNED] E.g. DOUBLE[5, 2] – 999.99</text:span></text:p>
      <text:p text:style-name="P2"><text:s text:c="5"/><text:span text:style-name="T5">DECIMAL</text:span> [(M, D )] [UNSIGNED] [ZEROFILL]</text:p>
      <text:p text:style-name="P2"/>
      <text:p text:style-name="P6"><text:s text:c="3"/>*Sring</text:p>
      <text:p text:style-name="P1"><text:span text:style-name="T1"><text:s text:c="5"/></text:span><text:span text:style-name="T9">CHAR</text:span><text:span text:style-name="T4"> [30 characters </text:span><text:span text:style-name="T9">VARCHAR</text:span><text:span text:style-name="T4"> [255 characters </text:span><text:span text:style-name="T9">BLOB</text:span><text:span text:style-name="T4"> very big</text:span></text:p>
      <text:p text:style-name="P2"/>
      <text:p text:style-name="P1"><text:span text:style-name="T4"><text:s text:c="4"/></text:span><text:span text:style-name="T7">*Date-Time</text:span></text:p>
      <text:p text:style-name="P1"><text:span text:style-name="T2"><text:s text:c="5"/></text:span><text:span text:style-name="T9">DATA, TIME, DATATIME, YEAR</text:span></text:p>
      <text:p text:style-name="P7"/>
      <text:p text:style-name="P1"><text:span text:style-name="T9"><text:s text:c="3"/></text:span><text:span text:style-name="T10">* Forein-PrimaryKey</text:span><text:span text:style-name="T9">: </text:span><text:span text:style-name="T29">CONSTRAINT</text:span><text:span text:style-name="T17"> `fk_department_id` </text:span><text:span text:style-name="T29">FOREIGN KEY</text:span><text:span text:style-name="T18"> </text:span><text:span text:style-name="T17">(`department_id`)</text:span><text:span text:style-name="T30"> </text:span><text:span text:style-name="T29">REFERENCES</text:span><text:span text:style-name="T18"> </text:span><text:span text:style-name="T17">`departments` (`id`)</text:span></text:p>
      <text:p text:style-name="P7"/>
      <text:p text:style-name="P7"/>
      <text:p text:style-name="P11">Example:</text:p>
      <text:p text:style-name="P12">CREATE DATABASE IF NOT EXISTS `hospital`; </text:p>
      <text:p text:style-name="P12">USE `hospital`;</text:p>
      <text:p text:style-name="P12"/>
      <text:p text:style-name="P4"><text:span text:style-name="T4">CREATE TABLE </text:span><text:span text:style-name="T31">departments</text:span><text:span text:style-name="T4"> (</text:span></text:p>
      <text:p text:style-name="P12"><text:tab/>id INT PRIMARY KEY AUTO_INCREMENT,</text:p>
      <text:p text:style-name="P12"><text:tab/>name VARCHAR(50)</text:p>
      <text:p text:style-name="P12">);</text:p>
      <text:p text:style-name="P12"/>
      <text:p text:style-name="P12">INSERT INTO departments(name) VALUES('Therapy'), ('Support'), ('Management'), ('Other');</text:p>
      <text:p text:style-name="P12"/>
      <text:p text:style-name="P4"><text:span text:style-name="T4">CREATE TABLE </text:span><text:span text:style-name="T31">employees</text:span><text:span text:style-name="T4"> (</text:span></text:p>
      <text:p text:style-name="P12"><text:tab/>id INT PRIMARY KEY AUTO_INCREMENT,</text:p>
      <text:p text:style-name="P12"><text:tab/>first_name VARCHAR(50) NOT NULL,</text:p>
      <text:p text:style-name="P12"><text:tab/>last_name VARCHAR(50) NOT NULL,</text:p>
      <text:p text:style-name="P12"><text:tab/>job_title VARCHAR(50) NOT NULL,</text:p>
      <text:p text:style-name="P4"><text:span text:style-name="T4"><text:tab/></text:span><text:span text:style-name="T30">department_id</text:span><text:span text:style-name="T4"> INT NOT NULL,</text:span></text:p>
      <text:p text:style-name="P12"><text:tab/>salary DOUBLE NOT NULL,</text:p>
      <text:p text:style-name="P4"><text:span text:style-name="T4"><text:tab/>CONSTRAINT `</text:span><text:span text:style-name="T30">fk_department_id</text:span><text:span text:style-name="T4">` FOREIGN KEY (`</text:span><text:span text:style-name="T30">department_id</text:span><text:span text:style-name="T4">`) REFERENCES `departments` (`</text:span><text:span text:style-name="T30">id</text:span><text:span text:style-name="T4">`)</text:span></text:p>
      <text:p text:style-name="P13">);</text:p>
      <text:p text:style-name="P13"/>
      <text:p text:style-name="P3"><text:span text:style-name="T4"><text:s text:c="53"/></text:span><text:span text:style-name="T15">C.R.U.D</text:span></text:p>
      <text:p text:style-name="P15"><text:s text:c="26"/>(Create, <text:s/>Retrieve, <text:s/>Update, <text:s/>Delete)</text:p>
      <text:p text:style-name="P15"/>
      <text:p text:style-name="P12"><text:span text:style-name="T32">SELECT</text:span> <text:span text:style-name="T34">CONCAT</text:span>( first_name,' ', middle_name,' ', last_name ) <text:span text:style-name="T34">AS</text:span> `full_name` <text:span text:style-name="T32">FROM</text:span> <text:span text:style-name="T33">employees</text:span></text:p>
      <text:p text:style-name="P12"><text:span text:style-name="T33"/></text:p>
      <text:p text:style-name="P16"><text:span text:style-name="T35">Filtering</text:span>:<text:span text:style-name="T19">DISTINCT, NOT, OR, AND (</text:span><text:span text:style-name="T11">WHERE NOT (`manager_id` = 3 OR `manager_id` =4);</text:span><text:span text:style-name="T19">), BETWEEN, IN / NOT IN (</text:span><text:span text:style-name="T11">WHERE `manager_id` IN (109, 3, 16)</text:span><text:span text:style-name="T19">;) ORDER BY [ASC , DESC]</text:span></text:p>
      <text:p text:style-name="P16"><text:span text:style-name="T19"/></text:p>
      <text:p text:style-name="P16"><text:span text:style-name="T19">(</text:span><text:span text:style-name="T12">CASE</text:span><text:span text:style-name="T19"> </text:span><text:span text:style-name="T12">WHEN</text:span><text:span text:style-name="T19"> middle_name </text:span><text:span text:style-name="T39">IS NULL</text:span><text:span text:style-name="T19"> </text:span><text:span text:style-name="T12">THEN</text:span><text:span text:style-name="T19"> <text:s/>"emty" </text:span><text:span text:style-name="T12">ELSE</text:span><text:span text:style-name="T19"> "not-emty" </text:span><text:span text:style-name="T12">END</text:span><text:span text:style-name="T19">)</text:span></text:p>
      <text:p text:style-name="P16"/>
      <text:p text:style-name="P17"><text:soft-page-break/><text:span text:style-name="T35">VIEWS: </text:span><text:span text:style-name="T38"><text:s/></text:span><text:span text:style-name="T24">views are virtual tables made from others tables, views or</text:span></text:p>
      <text:p text:style-name="P18"><text:span text:style-name="T23">joins between them </text:span></text:p>
      <text:p text:style-name="P17"><text:span text:style-name="T23">CREATE </text:span><text:span text:style-name="T13">VIEW</text:span><text:span text:style-name="T23"> `v_top_paid_employee`AS SELECT * FROM `employees`ORDER BY `salary` DESC LIMIT 1;</text:span></text:p>
      <text:p text:style-name="P17"><text:span text:style-name="T23"/></text:p>
      <text:p text:style-name="P17"><text:span text:style-name="T36">Updating data: <text:s/></text:span><text:span text:style-name="T13">UPDATE</text:span><text:span text:style-name="T23"> `employees`SET `last_name` = 'Brown'WHERE `employee_id` = 1;</text:span></text:p>
      <text:p text:style-name="P17"><text:span text:style-name="T23"/></text:p>
      <text:p text:style-name="P17"><text:span text:style-name="T23"/></text:p>
      <text:p text:style-name="P14"><text:span text:style-name="T16"><text:s text:c="31"/>Build in Functions</text:span></text:p>
      <text:p text:style-name="P14"><text:span text:style-name="T16"/></text:p>
      <text:p text:style-name="P10"><text:span text:style-name="T8">*String functions:</text:span></text:p>
      <text:p text:style-name="P10"><text:span text:style-name="T8"><text:s/></text:span><text:span text:style-name="T27">SUBSTRING</text:span><text:span text:style-name="T26">(word, position), </text:span><text:span text:style-name="T27">REPLACE</text:span><text:span text:style-name="T26">(String, Pattern, Replacement), </text:span><text:span text:style-name="T27">LEFT</text:span><text:span text:style-name="T26">(String, Count), </text:span><text:span text:style-name="T27">RIGHT</text:span><text:span text:style-name="T26">(String, Count), </text:span><text:span text:style-name="T27">LOWER</text:span><text:span text:style-name="T26"> &amp; </text:span><text:span text:style-name="T27">UPPER</text:span><text:span text:style-name="T26">, </text:span><text:span text:style-name="T27">REPEAT</text:span><text:span text:style-name="T26">(str, count), </text:span><text:span text:style-name="T27">REVERSE</text:span><text:span text:style-name="T26">(str)</text:span></text:p>
      <text:p text:style-name="P10"><text:span text:style-name="T26"/></text:p>
      <text:p text:style-name="P10"><text:span text:style-name="T8">*Date functions: </text:span></text:p>
      <text:p text:style-name="P10"><text:span text:style-name="T27">EXTRACT – </text:span><text:span text:style-name="T26">extract a segment from a date as an intege,year</text:span><text:span text:style-name="T40">{ </text:span><text:span text:style-name="T26">%Y, %y month, %M, %mday, %w, %D</text:span><text:span text:style-name="T40">}</text:span></text:p>
      <text:p text:style-name="P10"><text:span text:style-name="T27">TIMESTAMPDIFF</text:span><text:span text:style-name="T26"> – find difference between two dates T</text:span><text:span text:style-name="T21">IMESTAMPDIFF(year, `hire_date`, '2017-05-31</text:span><text:span text:style-name="T26">')</text:span></text:p>
      <text:p text:style-name="P17"><text:span text:style-name="T22">DATE_FORMAT</text:span><text:span text:style-name="T23"> –</text:span><text:span text:style-name="T24"> formats the date value according to the format , <text:s/></text:span><text:span text:style-name="T22">NOW();</text:span></text:p>
      <text:p text:style-name="P17"><text:span text:style-name="T22"/></text:p>
      <text:p text:style-name="P10"><text:span text:style-name="T8">*Wild Cards:</text:span></text:p>
      <text:p text:style-name="P10"><text:span text:style-name="T27">Selecting results by partial match</text:span><text:span text:style-name="T26">. </text:span></text:p>
      <text:p text:style-name="P17"><text:span text:style-name="T41"><text:s text:c="2"/>''%''</text:span><text:span text:style-name="T24">- represents zero, one, or multiple characters</text:span></text:p>
      <text:p text:style-name="P17"><text:span text:style-name="T41"><text:s/>'' _''</text:span><text:span text:style-name="T24"> <text:s text:c="2"/>represents a single character. Can be used in combinations</text:span></text:p>
      <text:p text:style-name="P17"><text:span text:style-name="T42">Used</text:span><text:span text:style-name="T24"> with </text:span><text:span text:style-name="T42">LIKE</text:span><text:span text:style-name="T24"> operator in a </text:span><text:span text:style-name="T42">WHERE</text:span><text:span text:style-name="T24"> clause ; </text:span><text:span text:style-name="T44">WHERE</text:span><text:span text:style-name="T23"> CustomerName </text:span><text:span text:style-name="T44">LIKE 'a%';</text:span></text:p>
      <text:p text:style-name="P17"><text:span text:style-name="T44"/></text:p>
      <text:p text:style-name="P17"><text:span text:style-name="T42"><text:s/>'' / <text:s/>''</text:span><text:span text:style-name="T24"> 'specify prefix to treat special characters as normal </text:span><text:span text:style-name="T42">[charlist] </text:span><text:span text:style-name="T24">– specifying which characters to look for </text:span><text:span text:style-name="T42">[!</text:span><text:span text:style-name="T24">charlist</text:span><text:span text:style-name="T42">] </text:span><text:span text:style-name="T24">– excluding characters</text:span></text:p>
      <text:p text:style-name="P17"><text:span text:style-name="T24"/></text:p>
      <text:p text:style-name="P17"><text:span text:style-name="T42">REGEXP</text:span><text:span text:style-name="T24"> '^\[^K\]{3}\$';</text:span></text:p>
      <text:p text:style-name="P17"><text:span text:style-name="T24"/></text:p>
      <text:p text:style-name="P17"><text:span text:style-name="T24"/></text:p>
      <text:p text:style-name="P17"><text:span text:style-name="T24"/></text:p>
      <text:p text:style-name="P17"><text:span text:style-name="T24"/></text:p>
      <text:p text:style-name="P17"><text:span text:style-name="T24"/></text:p>
      <text:p text:style-name="P17"><text:span text:style-name="T23">Pracrice:</text:span></text:p>
      <text:p text:style-name="P8"><text:span text:style-name="T37">https://judge.softuni.org/Contests/#!/List/ByCategory/66/Java-Databases-Basics-Exercises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38M1S</meta:editing-duration>
    <meta:editing-cycles>15</meta:editing-cycles>
    <meta:generator>OpenOffice/4.1.10$Win32 OpenOffice.org_project/4110m2$Build-9807</meta:generator>
    <dc:date>2021-10-14T16:18:11.82</dc:date>
    <dc:creator>alex alex</dc:creator>
    <meta:document-statistic meta:table-count="0" meta:image-count="0" meta:object-count="0" meta:page-count="3" meta:paragraph-count="52" meta:word-count="333" meta:character-count="2721"/>
    <meta:user-defined meta:name="Info 1"/>
    <meta:user-defined meta:name="Info 2"/>
    <meta:user-defined meta:name="Info 3"/>
    <meta:user-defined meta:name="Info 4"/>
  </office:meta>
</office:document-meta>
</file>